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4" style:parent-style-name="Título1" style:family="paragraph">
      <style:text-properties fo:font-size="16pt" style:font-size-asian="16pt" style:font-size-complex="16pt"/>
    </style:style>
    <style:style style:name="P5" style:parent-style-name="Párrafodelista" style:family="paragraph">
      <style:text-properties fo:font-size="14pt" style:font-size-asian="14pt" style:font-size-complex="14pt"/>
    </style:style>
    <style:style style:name="P6" style:parent-style-name="Párrafodelista" style:family="paragraph"/>
    <style:style style:name="T7" style:parent-style-name="Fuentedepárrafopredeter." style:family="text">
      <style:text-properties fo:font-size="14pt" style:font-size-asian="14pt" style:font-size-complex="14pt" fo:language="en" fo:country="US"/>
    </style:style>
    <style:style style:name="P8" style:parent-style-name="Párrafodelista" style:family="paragraph"/>
    <style:style style:name="T9" style:parent-style-name="Fuentedepárrafopredeter." style:family="text">
      <style:text-properties fo:font-size="14pt" style:font-size-asian="14pt" style:font-size-complex="14pt" fo:language="en" fo:country="US"/>
    </style:style>
    <style:style style:name="P10" style:parent-style-name="Párrafodelista" style:family="paragraph"/>
    <style:style style:name="T11" style:parent-style-name="Fuentedepárrafopredeter." style:family="text">
      <style:text-properties fo:font-size="14pt" style:font-size-asian="14pt" style:font-size-complex="14pt" fo:language="en" fo:country="US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15" style:parent-style-name="Normal" style:family="paragraph">
      <style:text-properties fo:font-size="14pt" style:font-size-asian="14pt" style:font-size-complex="14pt" fo:language="en" fo:country="US"/>
    </style:style>
    <style:style style:name="T16" style:parent-style-name="Fuentedepárrafopredeter." style:family="text">
      <style:text-properties fo:font-size="14pt" style:font-size-asian="14pt" style:font-size-complex="14pt" fo:language="en" fo:country="US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fo:font-size="14pt" style:font-size-asian="14pt" style:font-size-complex="14pt"/>
    </style:style>
    <style:style style:name="T22" style:parent-style-name="Fuentedepárrafopredeter." style:family="text">
      <style:text-properties fo:font-size="14pt" style:font-size-asian="14pt" style:font-size-complex="14pt"/>
    </style:style>
    <style:style style:name="P23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24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25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26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27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28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29" style:parent-style-name="Normal" style:family="paragraph">
      <style:paragraph-properties fo:text-indent="0.4916in"/>
    </style:style>
    <style:style style:name="T30" style:parent-style-name="Fuentedepárrafopredeter." style:family="text">
      <style:text-properties fo:font-size="14pt" style:font-size-asian="14pt" style:font-size-complex="14pt"/>
    </style:style>
    <style:style style:name="T31" style:parent-style-name="Fuentedepárrafopredeter." style:family="text">
      <style:text-properties fo:font-size="14pt" style:font-size-asian="14pt" style:font-size-complex="14pt" fo:language="en" fo:country="US"/>
    </style:style>
    <style:style style:name="T32" style:parent-style-name="Fuentedepárrafopredeter." style:family="text">
      <style:text-properties fo:font-size="14pt" style:font-size-asian="14pt" style:font-size-complex="14pt" fo:language="en" fo:country="US"/>
    </style:style>
    <style:style style:name="T33" style:parent-style-name="Fuentedepárrafopredeter." style:family="text">
      <style:text-properties fo:font-size="14pt" style:font-size-asian="14pt" style:font-size-complex="14pt" fo:language="en" fo:country="US"/>
    </style:style>
    <style:style style:name="P34" style:parent-style-name="Normal" style:family="paragraph">
      <style:text-properties fo:font-size="14pt" style:font-size-asian="14pt" style:font-size-complex="14pt" fo:language="en" fo:country="US"/>
    </style:style>
    <style:style style:name="T35" style:parent-style-name="Fuentedepárrafopredeter." style:family="text">
      <style:text-properties fo:font-size="14pt" style:font-size-asian="14pt" style:font-size-complex="14pt" fo:language="en" fo:country="US"/>
    </style:style>
    <style:style style:name="T36" style:parent-style-name="Fuentedepárrafopredeter." style:family="text">
      <style:text-properties fo:font-size="14pt" style:font-size-asian="14pt" style:font-size-complex="14pt" fo:language="en" fo:country="US"/>
    </style:style>
    <style:style style:name="T37" style:parent-style-name="Fuentedepárrafopredeter." style:family="text">
      <style:text-properties fo:font-size="14pt" style:font-size-asian="14pt" style:font-size-complex="14pt" fo:language="en" fo:country="US"/>
    </style:style>
    <style:style style:name="T38" style:parent-style-name="Fuentedepárrafopredeter." style:family="text">
      <style:text-properties fo:font-size="14pt" style:font-size-asian="14pt" style:font-size-complex="14pt"/>
    </style:style>
    <style:style style:name="T39" style:parent-style-name="Fuentedepárrafopredeter." style:family="text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45" style:parent-style-name="Normal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46" style:parent-style-name="Normal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47" style:parent-style-name="Normal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48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T49" style:parent-style-name="Fuentedepárrafopredeter." style:family="text">
      <style:text-properties fo:font-size="14pt" style:font-size-asian="14pt" style:font-size-complex="14pt"/>
    </style:style>
    <style:style style:name="T50" style:parent-style-name="Fuentedepárrafopredeter." style:family="text">
      <style:text-properties fo:font-size="14pt" style:font-size-asian="14pt" style:font-size-complex="14pt" fo:language="en" fo:country="US"/>
    </style:style>
    <style:style style:name="P51" style:parent-style-name="Normal" style:family="paragraph">
      <style:text-properties fo:font-size="14pt" style:font-size-asian="14pt" style:font-size-complex="14pt" fo:language="en" fo:country="US"/>
    </style:style>
    <style:style style:name="P52" style:parent-style-name="Normal" style:family="paragraph">
      <style:text-properties fo:font-size="14pt" style:font-size-asian="14pt" style:font-size-complex="14pt" fo:language="en" fo:country="US"/>
    </style:style>
    <style:style style:name="P53" style:parent-style-name="Normal" style:family="paragraph">
      <style:text-properties fo:font-size="14pt" style:font-size-asian="14pt" style:font-size-complex="14pt" fo:language="en" fo:country="US"/>
    </style:style>
    <style:style style:name="P54" style:parent-style-name="Normal" style:family="paragraph">
      <style:text-properties fo:font-size="14pt" style:font-size-asian="14pt" style:font-size-complex="14pt" fo:language="en" fo:country="US"/>
    </style:style>
    <style:style style:name="P55" style:parent-style-name="Normal" style:family="paragraph">
      <style:text-properties fo:font-size="14pt" style:font-size-asian="14pt" style:font-size-complex="14pt" fo:language="en" fo:country="US"/>
    </style:style>
    <style:style style:name="P56" style:parent-style-name="Normal" style:family="paragraph">
      <style:text-properties fo:font-size="14pt" style:font-size-asian="14pt" style:font-size-complex="14pt" fo:language="en" fo:country="US"/>
    </style:style>
    <style:style style:name="P57" style:parent-style-name="Normal" style:family="paragraph">
      <style:text-properties fo:font-size="14pt" style:font-size-asian="14pt" style:font-size-complex="14pt" fo:language="en" fo:country="US"/>
    </style:style>
    <style:style style:name="P58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59" style:parent-style-name="Normal" style:family="paragraph">
      <style:text-properties fo:font-size="14pt" style:font-size-asian="14pt" style:font-size-complex="14pt" fo:language="en" fo:country="US"/>
    </style:style>
    <style:style style:name="P60" style:parent-style-name="Normal" style:family="paragraph">
      <style:text-properties fo:font-size="14pt" style:font-size-asian="14pt" style:font-size-complex="14pt" fo:language="en" fo:country="US"/>
    </style:style>
    <style:style style:name="P61" style:parent-style-name="Normal" style:family="paragraph">
      <style:text-properties fo:font-size="14pt" style:font-size-asian="14pt" style:font-size-complex="14pt" fo:language="en" fo:country="US"/>
    </style:style>
    <style:style style:name="P62" style:parent-style-name="Normal" style:family="paragraph">
      <style:text-properties fo:font-size="14pt" style:font-size-asian="14pt" style:font-size-complex="14pt" fo:language="en" fo:country="US"/>
    </style:style>
    <style:style style:name="P63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64" style:parent-style-name="Normal" style:family="paragraph">
      <style:text-properties fo:font-size="14pt" style:font-size-asian="14pt" style:font-size-complex="14pt" fo:language="en" fo:country="US"/>
    </style:style>
    <style:style style:name="P65" style:parent-style-name="Normal" style:family="paragraph">
      <style:text-properties fo:font-size="14pt" style:font-size-asian="14pt" style:font-size-complex="14pt" fo:language="en" fo:country="US"/>
    </style:style>
    <style:style style:name="P66" style:parent-style-name="Normal" style:family="paragraph">
      <style:text-properties fo:font-size="14pt" style:font-size-asian="14pt" style:font-size-complex="14pt" fo:language="en" fo:country="US"/>
    </style:style>
    <style:style style:name="P67" style:parent-style-name="Normal" style:family="paragraph">
      <style:text-properties fo:font-size="14pt" style:font-size-asian="14pt" style:font-size-complex="14pt" fo:language="en" fo:country="US"/>
    </style:style>
    <style:style style:name="P68" style:parent-style-name="Normal" style:family="paragraph">
      <style:text-properties fo:font-size="14pt" style:font-size-asian="14pt" style:font-size-complex="14pt" fo:language="en" fo:country="US"/>
    </style:style>
    <style:style style:name="P69" style:parent-style-name="Normal" style:family="paragraph">
      <style:text-properties fo:font-size="14pt" style:font-size-asian="14pt" style:font-size-complex="14pt" fo:language="en" fo:country="US"/>
    </style:style>
    <style:style style:name="P70" style:parent-style-name="Normal" style:family="paragraph">
      <style:text-properties fo:font-size="14pt" style:font-size-asian="14pt" style:font-size-complex="14pt" fo:language="en" fo:country="US"/>
    </style:style>
    <style:style style:name="P71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72" style:parent-style-name="Normal" style:family="paragraph">
      <style:paragraph-properties fo:text-indent="0.4916in"/>
      <style:text-properties fo:font-size="14pt" style:font-size-asian="14pt" style:font-size-complex="14pt" fo:language="en" fo:country="US"/>
    </style:style>
    <style:style style:name="P73" style:parent-style-name="Normal" style:family="paragraph">
      <style:text-properties fo:font-size="14pt" style:font-size-asian="14pt" style:font-size-complex="14pt" fo:language="en" fo:country="US"/>
    </style:style>
    <style:style style:name="P74" style:parent-style-name="Normal" style:family="paragraph">
      <style:text-properties fo:font-size="14pt" style:font-size-asian="14pt" style:font-size-complex="14pt" fo:language="en" fo:country="US"/>
    </style:style>
    <style:style style:name="P75" style:parent-style-name="Normal" style:family="paragraph">
      <style:text-properties fo:font-size="14pt" style:font-size-asian="14pt" style:font-size-complex="14pt" fo:language="en" fo:country="US"/>
    </style:style>
    <style:style style:name="P76" style:parent-style-name="Normal" style:family="paragraph">
      <style:text-properties fo:font-size="14pt" style:font-size-asian="14pt" style:font-size-complex="14pt" fo:language="en" fo:country="US"/>
    </style:style>
    <style:style style:name="P77" style:parent-style-name="Normal" style:family="paragraph">
      <style:text-properties fo:font-size="14pt" style:font-size-asian="14pt" style:font-size-complex="14pt" fo:language="en" fo:country="US"/>
    </style:style>
    <style:style style:name="P78" style:parent-style-name="Normal" style:family="paragraph">
      <style:text-properties fo:font-size="14pt" style:font-size-asian="14pt" style:font-size-complex="14pt" fo:language="en" fo:country="US"/>
    </style:style>
    <style:style style:name="P79" style:parent-style-name="Normal" style:family="paragraph">
      <style:text-properties fo:font-size="14pt" style:font-size-asian="14pt" style:font-size-complex="14pt" fo:language="en" fo:country="US"/>
    </style:style>
    <style:style style:name="P80" style:parent-style-name="Normal" style:family="paragraph">
      <style:text-properties fo:font-size="14pt" style:font-size-asian="14pt" style:font-size-complex="14pt" fo:language="en" fo:country="US"/>
    </style:style>
    <style:style style:name="P81" style:parent-style-name="Normal" style:family="paragraph">
      <style:text-properties fo:font-size="14pt" style:font-size-asian="14pt" style:font-size-complex="14pt" fo:language="en" fo:country="US"/>
    </style:style>
    <style:style style:name="P82" style:parent-style-name="Normal" style:family="paragraph">
      <style:text-properties fo:font-size="14pt" style:font-size-asian="14pt" style:font-size-complex="14pt" fo:language="en" fo:country="US"/>
    </style:style>
    <style:style style:name="P83" style:parent-style-name="Normal" style:family="paragraph">
      <style:text-properties fo:font-size="14pt" style:font-size-asian="14pt" style:font-size-complex="14pt" fo:language="en" fo:country="US"/>
    </style:style>
    <style:style style:name="P84" style:parent-style-name="Normal" style:family="paragraph">
      <style:text-properties fo:font-size="14pt" style:font-size-asian="14pt" style:font-size-complex="14pt" fo:language="en" fo:country="US"/>
    </style:style>
    <style:style style:name="P85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Base datos Maleteo</text:p>
      <text:p text:style-name="P2">Nomenclature:<text:s/></text:p>
      <text:p text:style-name="P3">Todos los campos van en minusculas</text:p>
      <text:h text:style-name="P4" text:outline-level="1">Collections</text:h>
      <text:list text:style-name="LFO2" text:continue-numbering="true">
        <text:list-item>
          <text:p text:style-name="P5">.users</text:p>
        </text:list-item>
        <text:list-item>
          <text:p text:style-name="P6"><text:span text:style-name="T7">experiences</text:span></text:p>
        </text:list-item>
        <text:list-item>
          <text:p text:style-name="P8"><text:span text:style-name="T9">blog</text:span></text:p>
        </text:list-item>
        <text:list-item>
          <text:p text:style-name="P10"><text:span text:style-name="T11">reservations</text:span></text:p>
        </text:list-item>
      </text:list>
      <text:p text:style-name="Normal"/>
      <text:p text:style-name="P12">users{</text:p>
      <text:p text:style-name="P13"><text:tab/>_id:&lt;ObjectIDusers&gt;,<text:s text:c="4"/>//lo pone el sistema</text:p>
      <text:p text:style-name="P14">name: &lt;string&gt;,<text:s/><text:s text:c="3"/>//minimo de 5 a 10<text:s/>carácter REQUIRED</text:p>
      <text:p text:style-name="P15"><text:tab/>surname:&lt;string&gt;<text:s/>,<text:s text:c="4"/>REQUIRED</text:p>
      <text:p text:style-name="Normal"><text:span text:style-name="T16"><text:tab/></text:span><text:span text:style-name="T17">e</text:span><text:span text:style-name="T18">mail:&lt;string&gt;</text:span><text:span text:style-name="T19">,</text:span><text:span text:style-name="T20"><text:s text:c="3"/>//tiene que tener el simbolo<text:s/></text:span><text:span text:style-name="T21">@</text:span><text:span text:style-name="T22">. UNICO</text:span></text:p>
      <text:p text:style-name="P23"><text:s/>password:&lt;string&gt;<text:s/>,<text:s text:c="2"/>//dato encriptado. REQUIRED</text:p>
      <text:p text:style-name="P24">birthdate: date,<text:s text:c="5"/>//format yyyy-mm-dd</text:p>
      <text:p text:style-name="P25">guardian: false or true //</text:p>
      <text:p text:style-name="P26">alias:&lt;string&gt; //ONLY INFORMACION FOR GUARDIANS REQUIRED</text:p>
      <text:p text:style-name="P27">spaces:[</text:p>
      <text:p text:style-name="P28">{</text:p>
      <text:p text:style-name="P29"><text:span text:style-name="T30"><text:tab/></text:span><text:span text:style-name="T31">T</text:span><text:span text:style-name="T32">itle</text:span><text:span text:style-name="T33">:&lt;string&gt; <text:s/>REQUIRED</text:span></text:p>
      <text:p text:style-name="P34"><text:tab/><text:tab/><text:tab/>localization: &lt;string&gt;, <text:s text:c="3"/>//ciudad “separado con ,”calle y numero (UNIQUE AND REQUIRED)</text:p>
      <text:p text:style-name="Normal"><text:span text:style-name="T35"><text:tab/></text:span><text:span text:style-name="T36"><text:tab/></text:span><text:span text:style-name="T37"><text:tab/></text:span><text:span text:style-name="T38">photos</text:span><text:span text:style-name="T39">: [</text:span></text:p>
      <text:p text:style-name="P40"><text:tab/><text:tab/><text:tab/><text:tab/><text:tab/>url_photos:&lt;string&gt; // <text:s/>lo ponemos en la web</text:p>
      <text:p text:style-name="P41"><text:tab/><text:tab/><text:tab/><text:tab/>]</text:p>
      <text:p text:style-name="P42"><text:tab/><text:tab/><text:tab/>property: string <text:s text:c="3"/>//lista: casa, hotel, establecimiento REQUIRED</text:p>
      <text:p text:style-name="P43"><text:tab/><text:tab/><text:tab/>space:string <text:s text:c="8"/>//lista: Habitacion, Hall,Trastero, buhardilla, garaje REQUIRED</text:p>
      <text:p text:style-name="P44">locker: &lt;string&gt; <text:s text:c="4"/>// “el salón de su casa será el lugar ideoneo para alojar tus maletas”</text:p>
      <text:p text:style-name="P45">availabilty: &lt;string&gt; // NO UTILIZAMOS A LA HORA DE FILTRAR</text:p>
      <text:p text:style-name="P46">services: &lt;string&gt; <text:s text:c="10"/>//descripción</text:p>
      <text:p text:style-name="P47">discount:&lt;number&gt; <text:s text:c="3"/>//descuento en euros sobre el precio basico</text:p>
      <text:p text:style-name="P48">}</text:p>
      <text:p text:style-name="Normal"><text:span text:style-name="T49"><text:tab/></text:span><text:span text:style-name="T50">]</text:span></text:p>
      <text:p text:style-name="P51">}</text:p>
      <text:p text:style-name="P52"/>
      <text:p text:style-name="P53">experiences{</text:p>
      <text:p text:style-name="P54"><text:tab/>_id:&lt;objectID&gt;<text:s text:c="6"/>//put by the systems</text:p>
      <text:p text:style-name="P55"><text:tab/>photo: url_photos</text:p>
      <text:p text:style-name="P56"><text:tab/>title:&lt;string&gt;</text:p>
      <text:p text:style-name="P57"><text:tab/>text:&lt;string&gt;</text:p>
      <text:p text:style-name="P58">rating:&lt;number&gt; <text:s text:c="5"/>//o to 5</text:p>
      <text:p text:style-name="P59">}</text:p>
      <text:p text:style-name="P60">blog{</text:p>
      <text:p text:style-name="P61"><text:tab/>_id:&lt;ObjectID&gt; <text:s text:c="3"/>////put by the systems</text:p>
      <text:p text:style-name="P62"><text:tab/>logo:url_logo<text:s/></text:p>
      <text:p text:style-name="P63">photo:url_photos</text:p>
      <text:p text:style-name="P64"><text:tab/>title:&lt;string&gt;</text:p>
      <text:p text:style-name="P65"><text:tab/>text: :&lt;string&gt;</text:p>
      <text:p text:style-name="P66">}</text:p>
      <text:p text:style-name="P67"/>
      <text:p text:style-name="P68">reservations{</text:p>
      <text:p text:style-name="P69"><text:tab/>_id:<text:s/>&lt;ObjectID&gt; <text:s text:c="3"/>//put by the systems</text:p>
      <text:p text:style-name="P70"><text:tab/>user_id:&lt;ObjectIDusers&gt;,</text:p>
      <text:p text:style-name="P71">guardian_id:&lt;objectidUsers&gt;,</text:p>
      <text:p text:style-name="P72">deliver:&lt;date&gt; <text:s text:c="2"/>//format <text:s text:c="2"/>HH:MM <text:s/>YYYY-MM-DD <text:s text:c="7"/>fecha de entrega</text:p>
      <text:p text:style-name="P73"><text:tab/>removal:&lt;date&gt; <text:s text:c="2"/>//format <text:s text:c="2"/>HH:MM <text:s/>YYYY-MM-DD <text:s text:c="3"/>luggage removal fecha</text:p>
      <text:p text:style-name="P74"><text:tab/>pieces:&lt;number&gt; <text:s text:c="3"/>//numero de piezas</text:p>
      <text:p text:style-name="P75"><text:tab/>code:&lt;string&gt; <text:s text:c="3"/>//reserve code</text:p>
      <text:p text:style-name="P76"><text:tab/>state:&lt;string&gt; <text:s text:c="3"/>//<text:s/>lista:<text:s/>Reject, Accept, Pending<text:s text:c="4"/>NOTE: En el insert must be with Pending</text:p>
      <text:p text:style-name="P77"><text:s text:c="10"/>price:&lt;number&gt; <text:s text:c="2"/>//total price in this reservation</text:p>
      <text:p text:style-name="P78">}</text:p>
      <text:p text:style-name="P79"/>
      <text:p text:style-name="P80"/>
      <text:p text:style-name="P81"><text:tab/></text:p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dor</meta:initial-creator>
    <dc:creator>Administrador</dc:creator>
    <meta:creation-date>2020-06-09T11:31:00Z</meta:creation-date>
    <dc:date>2020-06-09T19:12:00Z</dc:date>
    <meta:print-date>2020-06-09T19:09:00Z</meta:print-date>
    <meta:template xlink:href="Normal.dotm" xlink:type="simple"/>
    <meta:editing-cycles>6</meta:editing-cycles>
    <meta:editing-duration>PT27480S</meta:editing-duration>
    <meta:document-statistic meta:page-count="2" meta:paragraph-count="3" meta:word-count="286" meta:character-count="1858" meta:row-count="13" meta:non-whitespace-character-count="1575"/>
  </office:meta>
</office:document-meta>
</file>